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1.498in" svg:y="0.2902in">
            <draw:object draw:notify-on-update-of-ranges="Sheet1.A1:Sheet1.A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4846in" svg:y="0.3012in">
            <draw:object draw:notify-on-update-of-ranges="Sheet1.B1:Sheet1.B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float" office:value="2438280" calcext:value-type="float">
            <text:p>2438280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2740052" calcext:value-type="float">
            <text:p>2740052</text:p>
          </table:table-cell>
          <table:table-cell office:value-type="float" office:value="1.427" calcext:value-type="float">
            <text:p>1.427</text:p>
          </table:table-cell>
        </table:table-row>
        <table:table-row table:style-name="ro1">
          <table:table-cell office:value-type="float" office:value="2630716" calcext:value-type="float">
            <text:p>2630716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2697226" calcext:value-type="float">
            <text:p>2697226</text:p>
          </table:table-cell>
          <table:table-cell office:value-type="float" office:value="1.405" calcext:value-type="float">
            <text:p>1.405</text:p>
          </table:table-cell>
        </table:table-row>
        <table:table-row table:style-name="ro1">
          <table:table-cell office:value-type="float" office:value="2758944" calcext:value-type="float">
            <text:p>2758944</text:p>
          </table:table-cell>
          <table:table-cell office:value-type="float" office:value="1.437" calcext:value-type="float">
            <text:p>1.437</text:p>
          </table:table-cell>
        </table:table-row>
        <table:table-row table:style-name="ro1">
          <table:table-cell office:value-type="float" office:value="2685424" calcext:value-type="float">
            <text:p>2685424</text:p>
          </table:table-cell>
          <table:table-cell office:value-type="float" office:value="1.399" calcext:value-type="float">
            <text:p>1.399</text:p>
          </table:table-cell>
        </table:table-row>
        <table:table-row table:style-name="ro1">
          <table:table-cell office:value-type="float" office:value="2669200" calcext:value-type="float">
            <text:p>266920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2627330" calcext:value-type="float">
            <text:p>2627330</text:p>
          </table:table-cell>
          <table:table-cell office:value-type="float" office:value="1.368" calcext:value-type="float">
            <text:p>1.368</text:p>
          </table:table-cell>
        </table:table-row>
        <table:table-row table:style-name="ro1">
          <table:table-cell office:value-type="float" office:value="2713948" calcext:value-type="float">
            <text:p>2713948</text:p>
          </table:table-cell>
          <table:table-cell office:value-type="float" office:value="1.414" calcext:value-type="float">
            <text:p>1.414</text:p>
          </table:table-cell>
        </table:table-row>
        <table:table-row table:style-name="ro1">
          <table:table-cell office:value-type="float" office:value="2817456" calcext:value-type="float">
            <text:p>2817456</text:p>
          </table:table-cell>
          <table:table-cell office:value-type="float" office:value="1.467" calcext:value-type="float">
            <text:p>1.467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 office:value-type="float" office:value="2247178" calcext:value-type="float">
            <text:p>2247178</text:p>
          </table:table-cell>
          <table:table-cell table:style-name="Default" office:value-type="float" office:value="1.17" calcext:value-type="float">
            <text:p>1.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16:25:16.950695029</meta:creation-date>
    <dc:date>2024-12-07T16:52:16.968148634</dc:date>
    <meta:editing-duration>PT12M44S</meta:editing-duration>
    <meta:editing-cycles>1</meta:editing-cycles>
    <meta:document-statistic meta:table-count="1" meta:cell-count="22" meta:object-count="2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74cm" svg:y="0.316cm" chart:style-name="ch2">
          <text:p>A file méret alakulása</text:p>
        </chart:title>
        <chart:legend chart:legend-position="end" svg:x="12.248cm" svg:y="3.952cm" style:legend-expansion="high" chart:style-name="ch3"/>
        <chart:plot-area chart:style-name="ch4" table:cell-range-address="Sheet1.A1:Sheet1.A10 Sheet1.A12:Sheet1.A12" chart:data-source-has-labels="row" svg:x="0.32cm" svg:y="1.275cm" svg:width="11.608cm" svg:height="6.564cm">
          <chart:coordinate-region svg:x="1.894cm" svg:y="1.474cm" svg:width="9.847cm" svg:height="5.718cm"/>
          <chart:axis chart:dimension="x" chart:name="primary-x" chart:style-name="ch5">
            <chart:title svg:x="5.471cm" svg:y="8.019cm" chart:style-name="ch6">
              <text:p>Iterációk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A1:Sheet1.A10" loext:label-string="sejtautomatával" chart:class="chart:line">
            <chart:data-point chart:repeated="10"/>
          </chart:series>
          <chart:series chart:style-name="ch10" chart:values-cell-range-address="Sheet1.A12:Sheet1.A12 Sheet1.A12:Sheet1.A12 Sheet1.A12:Sheet1.A12 Sheet1.A12:Sheet1.A12 Sheet1.A12:Sheet1.A12 Sheet1.A12:Sheet1.A12  Sheet1.A12:Sheet1.A12 Sheet1.A12:Sheet1.A12 Sheet1.A12:Sheet1.A12 Sheet1.A12:Sheet1.A12" loext:label-string="baseline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jtautomatával</text:p>
              </table:table-cell>
              <table:table-cell office:value-type="string">
                <text:p>baseli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38280">
                <text:p>2438280</text:p>
                <draw:g>
                  <svg:desc>Sheet1.A1:Sheet1.A10</svg:desc>
                </draw:g>
              </table:table-cell>
              <table:table-cell office:value-type="float" office:value="2247178">
                <text:p>2247178</text:p>
                <draw:g>
                  <svg:desc>Sheet1.A12:Sheet1.A12 Sheet1.A12:Sheet1.A12 Sheet1.A12:Sheet1.A12 Sheet1.A12:Sheet1.A12 Sheet1.A12:Sheet1.A12 Sheet1.A12:Sheet1.A12  Sheet1.A12:Sheet1.A12 Sheet1.A12:Sheet1.A12 Sheet1.A12:Sheet1.A12 Sheet1.A12:Sheet1.A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40052">
                <text:p>2740052</text:p>
              </table:table-cell>
              <table:table-cell office:value-type="float" office:value="2247178">
                <text:p>2247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30716">
                <text:p>2630716</text:p>
              </table:table-cell>
              <table:table-cell office:value-type="float" office:value="2247178">
                <text:p>22471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97226">
                <text:p>2697226</text:p>
              </table:table-cell>
              <table:table-cell office:value-type="float" office:value="2247178">
                <text:p>2247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58944">
                <text:p>2758944</text:p>
              </table:table-cell>
              <table:table-cell office:value-type="float" office:value="2247178">
                <text:p>2247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85424">
                <text:p>2685424</text:p>
              </table:table-cell>
              <table:table-cell office:value-type="float" office:value="2247178">
                <text:p>22471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69200">
                <text:p>2669200</text:p>
              </table:table-cell>
              <table:table-cell office:value-type="float" office:value="2247178">
                <text:p>2247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27330">
                <text:p>2627330</text:p>
              </table:table-cell>
              <table:table-cell office:value-type="float" office:value="2247178">
                <text:p>22471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13948">
                <text:p>2713948</text:p>
              </table:table-cell>
              <table:table-cell office:value-type="float" office:value="2247178">
                <text:p>22471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17456">
                <text:p>2817456</text:p>
              </table:table-cell>
              <table:table-cell office:value-type="float" office:value="2247178">
                <text:p>22471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65cm" svg:y="0.316cm" chart:style-name="ch2">
          <text:p>Kompressziós ráta</text:p>
        </chart:title>
        <chart:legend chart:legend-position="end" svg:x="12.248cm" svg:y="3.952cm" style:legend-expansion="high" chart:style-name="ch3"/>
        <chart:plot-area chart:style-name="ch4" table:cell-range-address="Sheet1.B1:Sheet1.B10 Sheet1.B12:Sheet1.B12" chart:data-source-has-labels="row" svg:x="0.32cm" svg:y="1.275cm" svg:width="11.608cm" svg:height="6.564cm">
          <chart:coordinate-region svg:x="1.047cm" svg:y="1.474cm" svg:width="10.694cm" svg:height="5.718cm"/>
          <chart:axis chart:dimension="x" chart:name="primary-x" chart:style-name="ch5">
            <chart:title svg:x="5.471cm" svg:y="8.019cm" chart:style-name="ch6">
              <text:p>Iterációk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1:Sheet1.B10" loext:label-string="sejtautomatával" chart:class="chart:line">
            <chart:data-point chart:repeated="10"/>
          </chart:series>
          <chart:series chart:style-name="ch9" chart:values-cell-range-address="Sheet1.B12:Sheet1.B12 Sheet1.B12:Sheet1.B12 Sheet1.B12:Sheet1.B12 Sheet1.B12:Sheet1.B12 Sheet1.B12:Sheet1.B12 Sheet1.B12:Sheet1.B12 Sheet1.B12:Sheet1.B12 Sheet1.B12:Sheet1.B12 Sheet1.B12:Sheet1.B12 Sheet1.B12:Sheet1.B12" loext:label-string="baseline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jtautomatával</text:p>
              </table:table-cell>
              <table:table-cell office:value-type="string">
                <text:p>baseli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7">
                <text:p>1.27</text:p>
                <draw:g>
                  <svg:desc>Sheet1.B1:Sheet1.B10</svg:desc>
                </draw:g>
              </table:table-cell>
              <table:table-cell office:value-type="float" office:value="1.17">
                <text:p>1.17</text:p>
                <draw:g>
                  <svg:desc>Sheet1.B12:Sheet1.B12 Sheet1.B12:Sheet1.B12 Sheet1.B12:Sheet1.B12 Sheet1.B12:Sheet1.B12 Sheet1.B12:Sheet1.B12 Sheet1.B12:Sheet1.B12 Sheet1.B12:Sheet1.B12 Sheet1.B12:Sheet1.B12 Sheet1.B12:Sheet1.B12 Sheet1.B12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27">
                <text:p>1.42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7">
                <text:p>1.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05">
                <text:p>1.40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37">
                <text:p>1.4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99">
                <text:p>1.39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9">
                <text:p>1.3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68">
                <text:p>1.36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14">
                <text:p>1.41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67">
                <text:p>1.467</text:p>
              </table:table-cell>
              <table:table-cell office:value-type="float" office:value="1.17">
                <text:p>1.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